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a40" officeooo:paragraph-rsid="000d4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2</text:p>
      <text:p text:style-name="P1"/>
      <text:p text:style-name="P1">On a trouvé :</text:p>
      <text:p text:style-name="P1"/>
      <text:p text:style-name="P1">Variable Name <text:s text:c="10"/>Solution Value</text:p>
      <text:p text:style-name="P1">a3 <text:s text:c="25"/>410.750000</text:p>
      <text:p text:style-name="P1">a4 <text:s text:c="24"/>2343.250000</text:p>
      <text:p text:style-name="P1">b1A <text:s text:c="24"/>720.000000</text:p>
      <text:p text:style-name="P1">b3 <text:s text:c="25"/>130.000000</text:p>
      <text:p text:style-name="P1">c1A <text:s text:c="24"/>685.000000</text:p>
      <text:p text:style-name="P1">c3 <text:s text:c="25"/>170.000000</text:p>
      <text:p text:style-name="P1">d1A <text:s text:c="24"/>901.250000</text:p>
      <text:p text:style-name="P1">d4 <text:s text:c="25"/>696.750000</text:p>
      <text:p text:style-name="P1">g1A <text:s text:c="24"/>222.000000</text:p>
      <text:p text:style-name="P1">g4 <text:s text:c="25"/>183.000000</text:p>
      <text:p text:style-name="P1">f1A <text:s text:c="23"/>1761.000000</text:p>
      <text:p text:style-name="P1">All other variables in the range 1-24 are 0.</text:p>
      <text:p text:style-name="P1"/>
      <text:p text:style-name="P1">C’est vraiment une bonne réponse !</text:p>
      <text:p text:style-name="P1"/>
      <text:p text:style-name="P1">Vincent Beug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54:22.089915826</meta:creation-date>
    <dc:date>2018-10-09T16:56:12.629571780</dc:date>
    <meta:editing-duration>PT1M54S</meta:editing-duration>
    <meta:editing-cycles>1</meta:editing-cycles>
    <meta:document-statistic meta:table-count="0" meta:image-count="0" meta:object-count="0" meta:page-count="1" meta:paragraph-count="17" meta:word-count="49" meta:character-count="574" meta:non-whitespace-character-count="264"/>
    <meta:generator>LibreOffice/5.2.7.2$Linux_X86_64 LibreOffice_project/20m0$Build-2</meta:generator>
  </office:meta>
</office:document-meta>
</file>